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68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0.81cm"/>
    </style:style>
    <style:style style:name="co7" style:family="table-column">
      <style:table-column-properties fo:break-before="auto" style:column-width="1.236cm"/>
    </style:style>
    <style:style style:name="co8" style:family="table-column">
      <style:table-column-properties fo:break-before="auto" style:column-width="3.00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2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style:text-align-source="fix" style:repeat-content="false" fo:wrap-option="wrap" fo:border-left="0.99pt solid #000000" fo:border-right="0.99pt solid #000000" fo:border-top="2.01pt solid #000000" style:vertical-align="middle"/>
      <style:paragraph-properties fo:text-align="center" fo:margin-left="0cm"/>
    </style:style>
    <style:style style:name="ce8" style:family="table-cell" style:parent-style-name="Pivot_20_Table_20_Category" style:data-style-name="N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</style:style>
    <style:style style:name="ce9" style:family="table-cell" style:parent-style-name="Pivot_20_Table_20_Value" style:data-style-name="N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</style:style>
    <style:style style:name="ce10" style:family="table-cell" style:parent-style-name="Pivot_20_Table_20_Value" style:data-style-name="N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</style:style>
    <style:style style:name="ce11" style:family="table-cell" style:parent-style-name="Pivot_20_Table_20_Value" style:data-style-name="N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</style:style>
    <style:style style:name="ce13" style:family="table-cell" style:parent-style-name="Pivot_20_Table_20_Result" style:data-style-name="N0">
      <style:table-cell-properties fo:border-bottom="2.01pt solid #000000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Pivot_20_Table_20_Corner">
      <style:table-cell-properties fo:border-bottom="0.99pt solid #000000" style:text-align-source="fix" style:repeat-content="false" fo:wrap-option="wrap" fo:border-left="none" fo:border-right="none" fo:border-top="2.01pt solid #000000" style:vertical-align="middle"/>
      <style:paragraph-properties fo:text-align="center" fo:margin-left="0cm"/>
    </style:style>
    <style:style style:name="ce16" style:family="table-cell" style:parent-style-name="Pivot_20_Table_20_Category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Pivot_20_Table_20_Value" style:data-style-name="N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 fo:margin-left="0cm"/>
    </style:style>
    <style:style style:name="ce18" style:family="table-cell" style:parent-style-name="Pivot_20_Table_20_Value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Pivot_20_Table_20_Value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Pivot_20_Table_20_Result" style:data-style-name="N0">
      <style:table-cell-properties fo:border-bottom="2.01pt solid #000000" style:text-align-source="fix" style:repeat-content="false" fo:wrap-option="wrap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Pivot_20_Table_20_Value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cm"/>
    </style:style>
    <style:style style:name="ce22" style:family="table-cell" style:parent-style-name="Pivot_20_Table_20_Value" style:data-style-name="N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</style:style>
    <style:style style:name="ce23" style:family="table-cell" style:parent-style-name="Pivot_20_Table_20_Value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</style:style>
    <style:style style:name="ce24" style:family="table-cell" style:parent-style-name="Pivot_20_Table_20_Result" style:data-style-name="N0">
      <style:table-cell-properties fo:border-bottom="2.01pt solid #000000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cm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7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7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_confusion_matrix_a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table:style-name="ce29" office:value-type="string" calcext:value-type="string">
            <text:p>uri1</text:p>
          </table:table-cell>
          <table:table-cell table:style-name="ce29" office:value-type="string" calcext:value-type="string">
            <text:p>uri2</text:p>
          </table:table-cell>
          <table:table-cell table:style-name="ce29" office:value-type="string" calcext:value-type="string">
            <text:p>n</text:p>
          </table:table-cell>
          <table:table-cell table:style-name="ce29" table:number-columns-repeated="1021"/>
        </table:table-row>
        <table:table-row table:style-name="ro1">
          <table:table-cell table:number-columns-repeated="2"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lé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élécabi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ace_neige_et_gla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ommet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roche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pic</text:p>
          </table:table-cell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massif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crêt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me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ite_d&amp;apos;escalade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_d&amp;apos;escala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h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i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_boisé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i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vallé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surface_neige_et_glac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roch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massif_boisé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ieu-di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croi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-di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c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refuge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lieu-di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grang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 office:value-type="string" calcext:value-type="string">
            <text:p>abri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isolé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bergement_accessi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otte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gouff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dépression_fermé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t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uff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refug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hébergement_accessible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î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e_ferroviè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tai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épression_fermé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i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ê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roch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</text:p>
          </table:table-cell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fontain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cad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ca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télécab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sour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refug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musé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lieu-di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grang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gare_ferroviè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fonta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ri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ll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élécabin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face_neige_et_glac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mme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te_d&amp;apos;escal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h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rking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ssif_bois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ssi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eu-d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ébergement_isolé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ébergement_accessibl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t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uff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î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re_ferroviè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ntain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épression_fermé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oi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êt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scad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mp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</table:table>
      <table:table table:name="confusion matrix al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2"/>
        <table:table-column table:style-name="co6" table:number-columns-repeated="30" table:default-cell-style-name="ce12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986" table:default-cell-style-name="Default"/>
        <table:table-row table:style-name="ro1">
          <table:table-cell table:style-name="ce2" office:value-type="string" calcext:value-type="string">
            <text:p>Sum - n</text:p>
          </table:table-cell>
          <table:table-cell table:style-name="ce7" office:value-type="string" calcext:value-type="string">
            <text:p>uri2</text:p>
          </table:table-cell>
          <table:table-cell table:style-name="ce15" table:number-columns-repeated="30"/>
          <table:table-cell table:style-name="ce25"/>
          <table:table-cell table:number-columns-repeated="991"/>
        </table:table-row>
        <table:table-row table:style-name="ro2">
          <table:table-cell table:style-name="ce3" office:value-type="string" calcext:value-type="string">
            <text:p>uri1</text:p>
          </table:table-cell>
          <table:table-cell table:style-name="ce8" office:value-type="string" calcext:value-type="string">
            <text:p>abri</text:p>
          </table:table-cell>
          <table:table-cell table:style-name="ce16" office:value-type="string" calcext:value-type="string">
            <text:p>camping</text:p>
          </table:table-cell>
          <table:table-cell table:style-name="ce16" office:value-type="string" calcext:value-type="string">
            <text:p>cascade</text:p>
          </table:table-cell>
          <table:table-cell table:style-name="ce16" office:value-type="string" calcext:value-type="string">
            <text:p>col</text:p>
          </table:table-cell>
          <table:table-cell table:style-name="ce16" office:value-type="string" calcext:value-type="string">
            <text:p>crête</text:p>
          </table:table-cell>
          <table:table-cell table:style-name="ce16" office:value-type="string" calcext:value-type="string">
            <text:p>croix</text:p>
          </table:table-cell>
          <table:table-cell table:style-name="ce16" office:value-type="string" calcext:value-type="string">
            <text:p>dépression_fermée</text:p>
          </table:table-cell>
          <table:table-cell table:style-name="ce16" office:value-type="string" calcext:value-type="string">
            <text:p>fontaine</text:p>
          </table:table-cell>
          <table:table-cell table:style-name="ce16" office:value-type="string" calcext:value-type="string">
            <text:p>gare_ferrovière</text:p>
          </table:table-cell>
          <table:table-cell table:style-name="ce16" office:value-type="string" calcext:value-type="string">
            <text:p>gîte</text:p>
          </table:table-cell>
          <table:table-cell table:style-name="ce16" office:value-type="string" calcext:value-type="string">
            <text:p>gouffre</text:p>
          </table:table-cell>
          <table:table-cell table:style-name="ce16" office:value-type="string" calcext:value-type="string">
            <text:p>grange</text:p>
          </table:table-cell>
          <table:table-cell table:style-name="ce16" office:value-type="string" calcext:value-type="string">
            <text:p>grotte</text:p>
          </table:table-cell>
          <table:table-cell table:style-name="ce16" office:value-type="string" calcext:value-type="string">
            <text:p>hébergement_accessible</text:p>
          </table:table-cell>
          <table:table-cell table:style-name="ce16" office:value-type="string" calcext:value-type="string">
            <text:p>hébergement_isolé</text:p>
          </table:table-cell>
          <table:table-cell table:style-name="ce16" office:value-type="string" calcext:value-type="string">
            <text:p>lac</text:p>
          </table:table-cell>
          <table:table-cell table:style-name="ce16" office:value-type="string" calcext:value-type="string">
            <text:p>lieu-dit</text:p>
          </table:table-cell>
          <table:table-cell table:style-name="ce16" office:value-type="string" calcext:value-type="string">
            <text:p>massif</text:p>
          </table:table-cell>
          <table:table-cell table:style-name="ce16" office:value-type="string" calcext:value-type="string">
            <text:p>massif_boisé</text:p>
          </table:table-cell>
          <table:table-cell table:style-name="ce16" office:value-type="string" calcext:value-type="string">
            <text:p>musée</text:p>
          </table:table-cell>
          <table:table-cell table:style-name="ce16" office:value-type="string" calcext:value-type="string">
            <text:p>parking</text:p>
          </table:table-cell>
          <table:table-cell table:style-name="ce16" office:value-type="string" calcext:value-type="string">
            <text:p>pic</text:p>
          </table:table-cell>
          <table:table-cell table:style-name="ce16" office:value-type="string" calcext:value-type="string">
            <text:p>refuge</text:p>
          </table:table-cell>
          <table:table-cell table:style-name="ce16" office:value-type="string" calcext:value-type="string">
            <text:p>rocher</text:p>
          </table:table-cell>
          <table:table-cell table:style-name="ce16" office:value-type="string" calcext:value-type="string">
            <text:p>site_d&amp;apos;escalade</text:p>
          </table:table-cell>
          <table:table-cell table:style-name="ce16" office:value-type="string" calcext:value-type="string">
            <text:p>sommet</text:p>
          </table:table-cell>
          <table:table-cell table:style-name="ce16" office:value-type="string" calcext:value-type="string">
            <text:p>source</text:p>
          </table:table-cell>
          <table:table-cell table:style-name="ce16" office:value-type="string" calcext:value-type="string">
            <text:p>surface_neige_et_glace</text:p>
          </table:table-cell>
          <table:table-cell table:style-name="ce16" office:value-type="string" calcext:value-type="string">
            <text:p>télécabine</text:p>
          </table:table-cell>
          <table:table-cell table:style-name="ce16" office:value-type="string" calcext:value-type="string">
            <text:p>vallée</text:p>
          </table:table-cell>
          <table:table-cell table:style-name="ce16" office:value-type="string" calcext:value-type="string">
            <text:p>(empty)</text:p>
          </table:table-cell>
          <table:table-cell table:style-name="ce26" office:value-type="string" calcext:value-type="string">
            <text:p>Total Result</text:p>
          </table:table-cell>
          <table:table-cell table:style-name="ce12" table:number-columns-repeated="991"/>
        </table:table-row>
        <table:table-row table:style-name="ro1">
          <table:table-cell table:style-name="ce4" office:value-type="string" calcext:value-type="string">
            <text:p>abri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camping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cascade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col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17" calcext:value-type="float">
            <text:p>317</text:p>
          </table:table-cell>
          <table:table-cell table:number-columns-repeated="19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6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319" calcext:value-type="float">
            <text:p>319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crê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sum diagonal</text:p>
          </table:table-cell>
          <table:table-cell table:style-name="ce29"/>
          <table:table-cell table:style-name="ce29" office:value-type="string" calcext:value-type="string">
            <text:p>additional correct as per instructions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croix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[.B3]+[.C4]+[.D5]+[.E6]+[.F7]+[.G8]+[.H9]+[.I10]+[.J11]+[.K12]+[.L13]+[.M14]+[.N15]+[.O16]+[.P17]+[.Q18]+[.R19]+[.S20]+[.T21]+[.U22]+[.V23]+[.W24]+[.X25]+[.Y26]+[.Z27]+[.AA28]+[.AB29]+[.AC30]+[.AD31]+[.AE32]+[.AF33]" office:value-type="float" office:value="696" calcext:value-type="float">
            <text:p>696</text:p>
          </table:table-cell>
          <table:table-cell/>
          <table:table-cell office:value-type="string" calcext:value-type="string">
            <text:p>(abri, lieu-dit),</text:p>
          </table:table-cell>
          <table:table-cell table:formula="of:=[.R3]"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dépression_fermé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abri, refuge),</text:p>
          </table:table-cell>
          <table:table-cell table:formula="of:=[.X3]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fontain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dépression_fermée, grotte)</text:p>
          </table:table-cell>
          <table:table-cell table:formula="of:=[.N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gare_ferrovièr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ratio</text:p>
          </table:table-cell>
          <table:table-cell/>
          <table:table-cell office:value-type="string" calcext:value-type="string">
            <text:p><text:span text:style-name="T1">(gîte, </text:span>hébergement_accessible),</text:p>
          </table:table-cell>
          <table:table-cell table:formula="of:=[.O12]" office:value-type="float" office:value="18" calcext:value-type="float">
            <text:p>18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gî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/>
          <table:table-cell table:formula="of:=([.AI8]+[.AL32])/[.AG34]" office:value-type="float" office:value="0.75043630017452" calcext:value-type="float">
            <text:p>0.75043630017452</text:p>
          </table:table-cell>
          <table:table-cell/>
          <table:table-cell office:value-type="string" calcext:value-type="string">
            <text:p>(gite, refuge),</text:p>
          </table:table-cell>
          <table:table-cell table:formula="of:=[.X1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gouffr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grange, dépression_fermée)</text:p>
          </table:table-cell>
          <table:table-cell table:formula="of:=[.H14]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grang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hébergement_accessible, gîte),</text:p>
          </table:table-cell>
          <table:table-cell table:formula="of:=[.K1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grot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7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(hébergement_isolé, abri),</text:p>
          </table:table-cell>
          <table:table-cell table:formula="of:=[.B17]" office:value-type="float" office:value="16" calcext:value-type="float">
            <text:p>16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hébergement_accessibl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(hébergement_isolé', 'lieu-dit</text:span>')</text:p>
          </table:table-cell>
          <table:table-cell table:formula="of:=[.R17]"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hébergement_isolé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7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(hébergement_isolé', 'refuge')</text:p>
          </table:table-cell>
          <table:table-cell table:formula="of:=[.X17]" office:value-type="float" office:value="45" calcext:value-type="float">
            <text:p>45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la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4" table:style-name="ce18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<text:span text:style-name="T1">(lac, </text:span>(empty)),</text:p>
          </table:table-cell>
          <table:table-cell table:formula="of:=[.AF18]" office:value-type="float" office:value="50" calcext:value-type="float">
            <text:p>50</text:p>
          </table:table-cell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3">
          <table:table-cell table:style-name="ce5" office:value-type="string" calcext:value-type="string">
            <text:p>lieu-di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(lieu-dit, abri),</text:p>
          </table:table-cell>
          <table:table-cell table:formula="of:=[.B1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massi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col),</text:p>
          </table:table-cell>
          <table:table-cell table:formula="of:=[.E19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massif_boisé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croix),</text:p>
          </table:table-cell>
          <table:table-cell table:formula="of:=[.G19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musé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hébergement_isolé),</text:p>
          </table:table-cell>
          <table:table-cell table:formula="of:=[.P1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parking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massif_boisé),</text:p>
          </table:table-cell>
          <table:table-cell table:formula="of:=[.T19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pi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rocher),</text:p>
          </table:table-cell>
          <table:table-cell table:formula="of:=[.Y19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refug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surface_neige_et_glace),</text:p>
          </table:table-cell>
          <table:table-cell table:formula="of:=[.AC19]" office:value-type="float" office:value="15" calcext:value-type="float">
            <text:p>15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roche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(lieu-dit, vallée),</text:p>
          </table:table-cell>
          <table:table-cell table:formula="of:=[.AE19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site_d&amp;apos;escalad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(grotte, dépression_fermée)</text:p>
          </table:table-cell>
          <table:table-cell table:formula="of:=[.H15]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somme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31" calcext:value-type="float">
            <text:p>23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0" calcext:value-type="float">
            <text:p>29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543" calcext:value-type="float">
            <text:p>543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sourc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surface_neige_et_glac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télécabin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vallé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9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AL8:.AL30])" office:value-type="float" office:value="164" calcext:value-type="float">
            <text:p>164</text:p>
          </table:table-cell>
          <table:table-cell table:number-columns-repeated="986"/>
        </table:table-row>
        <table:table-row table:style-name="ro1">
          <table:table-cell table:style-name="ce5" office:value-type="string" calcext:value-type="string">
            <text:p>(empty)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29" calcext:value-type="float">
            <text:p>2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42" office:value-type="float" office:value="1146" calcext:value-type="float">
            <text:p>1146</text:p>
          </table:table-cell>
          <table:table-cell table:number-columns-repeated="99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confusion_matrix_all isolated accomodation" table:style-name="ta1">
        <table:table-column table:style-name="co3" table:number-columns-repeated="1024" table:default-cell-style-name="Default"/>
        <table:table-row table:style-name="ro1">
          <table:table-cell table:style-name="ce29" office:value-type="string" calcext:value-type="string">
            <text:p>uri1</text:p>
          </table:table-cell>
          <table:table-cell table:style-name="ce29" office:value-type="string" calcext:value-type="string">
            <text:p>uri2</text:p>
          </table:table-cell>
          <table:table-cell table:style-name="ce29" office:value-type="string" calcext:value-type="string">
            <text:p>n</text:p>
          </table:table-cell>
          <table:table-cell table:style-name="ce29" table:number-columns-repeated="1021"/>
        </table:table-row>
        <table:table-row table:style-name="ro1">
          <table:table-cell table:number-columns-repeated="2" office:value-type="string" calcext:value-type="string">
            <text:p>refug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e</text:p>
          </table:table-cell>
          <table:table-cell office:value-type="string" calcext:value-type="string">
            <text:p>ab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</text:p>
          </table:table-cell>
          <table:table-cell office:value-type="string" calcext:value-type="string">
            <text:p>refug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ri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</table:table>
      <table:table table:name="confusion matrix isolated accomodation" table:style-name="ta1">
        <table:table-column table:style-name="co3" table:number-columns-repeated="6" table:default-cell-style-name="Default"/>
        <table:table-row table:style-name="ro1">
          <table:table-cell table:style-name="ce2" office:value-type="string" calcext:value-type="string">
            <text:p>Sum - n</text:p>
          </table:table-cell>
          <table:table-cell table:style-name="ce69" office:value-type="string" calcext:value-type="string">
            <text:p>uri2</text:p>
          </table:table-cell>
          <table:table-cell table:style-name="ce74"/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uri1</text:p>
          </table:table-cell>
          <table:table-cell table:style-name="ce70" office:value-type="string" calcext:value-type="string">
            <text:p>abri</text:p>
          </table:table-cell>
          <table:table-cell table:style-name="ce75" office:value-type="string" calcext:value-type="string">
            <text:p>refuge</text:p>
          </table:table-cell>
          <table:table-cell table:style-name="ce26" office:value-type="string" calcext:value-type="string">
            <text:p>Total Resul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bri</text:p>
          </table:table-cell>
          <table:table-cell table:style-name="ce71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27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sum diagonal</text:p>
          </table:table-cell>
        </table:table-row>
        <table:table-row table:style-name="ro1">
          <table:table-cell table:style-name="ce5" office:value-type="string" calcext:value-type="string">
            <text:p>refuge</text:p>
          </table:table-cell>
          <table:table-cell table:style-name="ce72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[.B3]+[.C4]" office:value-type="float" office:value="13" calcext:value-type="float">
            <text:p>1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73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>
            <text:p>ratio</text:p>
          </table:table-cell>
        </table:table-row>
        <table:table-row table:style-name="ro1">
          <table:table-cell table:number-columns-repeated="5"/>
          <table:table-cell table:formula="of:=[.F4]/[.D5]" office:value-type="float" office:value="0.764705882352941" calcext:value-type="float">
            <text:p>0.764705882352941</text:p>
          </table:table-cell>
        </table:table-row>
      </table:table>
      <table:named-expressions/>
      <table:database-ranges>
        <table:database-range table:name="__Anonymous_Sheet_DB__1" table:target-range-address="'confusion matrix all'.AK38:'confusion matrix all'.AK52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confusion matrix all'.A1:'confusion matrix all'.AG34" table:buttons="'confusion matrix all'.A2 'confusion matrix all'.B1" table:show-filter-button="false" table:drill-down-on-double-click="false">
          <table:source-cell-range table:cell-range-address="3_confusion_matrix_all.A1:3_confusion_matrix_all.C962"/>
          <table:data-pilot-field table:source-field-name="uri2" table:orientation="column" table:used-hierarchy="0" table:function="auto">
            <table:data-pilot-level table:show-empty="false" calcext:repeat-item-labels="false">
              <table:data-pilot-members>
                <table:data-pilot-member table:name="abri" table:display="true" table:show-details="true"/>
                <table:data-pilot-member table:name="camping" table:display="true" table:show-details="true"/>
                <table:data-pilot-member table:name="cascade" table:display="true" table:show-details="true"/>
                <table:data-pilot-member table:name="col" table:display="true" table:show-details="true"/>
                <table:data-pilot-member table:name="crête" table:display="true" table:show-details="true"/>
                <table:data-pilot-member table:name="croix" table:display="true" table:show-details="true"/>
                <table:data-pilot-member table:name="dépression_fermée" table:display="true" table:show-details="true"/>
                <table:data-pilot-member table:name="fontaine" table:display="true" table:show-details="true"/>
                <table:data-pilot-member table:name="gare_ferrovière" table:display="true" table:show-details="true"/>
                <table:data-pilot-member table:name="gîte" table:display="true" table:show-details="true"/>
                <table:data-pilot-member table:name="gouffre" table:display="true" table:show-details="true"/>
                <table:data-pilot-member table:name="grange" table:display="true" table:show-details="true"/>
                <table:data-pilot-member table:name="grotte" table:display="true" table:show-details="true"/>
                <table:data-pilot-member table:name="hébergement_accessible" table:display="true" table:show-details="true"/>
                <table:data-pilot-member table:name="hébergement_isolé" table:display="true" table:show-details="true"/>
                <table:data-pilot-member table:name="lac" table:display="true" table:show-details="true"/>
                <table:data-pilot-member table:name="lieu-dit" table:display="true" table:show-details="true"/>
                <table:data-pilot-member table:name="massif" table:display="true" table:show-details="true"/>
                <table:data-pilot-member table:name="massif_boisé" table:display="true" table:show-details="true"/>
                <table:data-pilot-member table:name="musée" table:display="true" table:show-details="true"/>
                <table:data-pilot-member table:name="parking" table:display="true" table:show-details="true"/>
                <table:data-pilot-member table:name="pic" table:display="true" table:show-details="true"/>
                <table:data-pilot-member table:name="refuge" table:display="true" table:show-details="true"/>
                <table:data-pilot-member table:name="rocher" table:display="true" table:show-details="true"/>
                <table:data-pilot-member table:name="site_d&amp;apos;escalade" table:display="true" table:show-details="true"/>
                <table:data-pilot-member table:name="sommet" table:display="true" table:show-details="true"/>
                <table:data-pilot-member table:name="source" table:display="true" table:show-details="true"/>
                <table:data-pilot-member table:name="surface_neige_et_glace" table:display="true" table:show-details="true"/>
                <table:data-pilot-member table:name="télécabine" table:display="true" table:show-details="true"/>
                <table:data-pilot-member table:name="vallé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ri1" table:orientation="row" table:used-hierarchy="0" table:function="auto">
            <table:data-pilot-level table:show-empty="false" calcext:repeat-item-labels="false">
              <table:data-pilot-members>
                <table:data-pilot-member table:name="abri" table:display="true" table:show-details="true"/>
                <table:data-pilot-member table:name="camping" table:display="true" table:show-details="true"/>
                <table:data-pilot-member table:name="cascade" table:display="true" table:show-details="true"/>
                <table:data-pilot-member table:name="col" table:display="true" table:show-details="true"/>
                <table:data-pilot-member table:name="crête" table:display="true" table:show-details="true"/>
                <table:data-pilot-member table:name="croix" table:display="true" table:show-details="true"/>
                <table:data-pilot-member table:name="dépression_fermée" table:display="true" table:show-details="true"/>
                <table:data-pilot-member table:name="fontaine" table:display="true" table:show-details="true"/>
                <table:data-pilot-member table:name="gare_ferrovière" table:display="true" table:show-details="true"/>
                <table:data-pilot-member table:name="gîte" table:display="true" table:show-details="true"/>
                <table:data-pilot-member table:name="gouffre" table:display="true" table:show-details="true"/>
                <table:data-pilot-member table:name="grange" table:display="true" table:show-details="true"/>
                <table:data-pilot-member table:name="grotte" table:display="true" table:show-details="true"/>
                <table:data-pilot-member table:name="hébergement_accessible" table:display="true" table:show-details="true"/>
                <table:data-pilot-member table:name="hébergement_isolé" table:display="true" table:show-details="true"/>
                <table:data-pilot-member table:name="lac" table:display="true" table:show-details="true"/>
                <table:data-pilot-member table:name="lieu-dit" table:display="true" table:show-details="true"/>
                <table:data-pilot-member table:name="massif" table:display="true" table:show-details="true"/>
                <table:data-pilot-member table:name="massif_boisé" table:display="true" table:show-details="true"/>
                <table:data-pilot-member table:name="musée" table:display="true" table:show-details="true"/>
                <table:data-pilot-member table:name="parking" table:display="true" table:show-details="true"/>
                <table:data-pilot-member table:name="pic" table:display="true" table:show-details="true"/>
                <table:data-pilot-member table:name="refuge" table:display="true" table:show-details="true"/>
                <table:data-pilot-member table:name="rocher" table:display="true" table:show-details="true"/>
                <table:data-pilot-member table:name="site_d&amp;apos;escalade" table:display="true" table:show-details="true"/>
                <table:data-pilot-member table:name="sommet" table:display="true" table:show-details="true"/>
                <table:data-pilot-member table:name="source" table:display="true" table:show-details="true"/>
                <table:data-pilot-member table:name="surface_neige_et_glace" table:display="true" table:show-details="true"/>
                <table:data-pilot-member table:name="télécabine" table:display="true" table:show-details="true"/>
                <table:data-pilot-member table:name="vallé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33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231" table:display="true" table:show-details="true"/>
                <table:data-pilot-member table:name="290" table:display="true" table:show-details="true"/>
                <table:data-pilot-member table:name="3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confusion matrix isolated accomodation'.A1:'confusion matrix isolated accomodation'.D5" table:buttons="'confusion matrix isolated accomodation'.A2 'confusion matrix isolated accomodation'.B1" table:show-filter-button="false" table:drill-down-on-double-click="false">
          <table:source-cell-range table:cell-range-address="'3_confusion_matrix_all isolated accomodation'.A1:'3_confusion_matrix_all isolated accomodation'.C5"/>
          <table:data-pilot-field table:source-field-name="uri2" table:orientation="column" table:used-hierarchy="0" table:function="auto">
            <table:data-pilot-level table:show-empty="false" calcext:repeat-item-labels="false">
              <table:data-pilot-members>
                <table:data-pilot-member table:name="abri" table:display="true" table:show-details="true"/>
                <table:data-pilot-member table:name="refu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ri1" table:orientation="row" table:used-hierarchy="0" table:function="auto">
            <table:data-pilot-level table:show-empty="false" calcext:repeat-item-labels="false">
              <table:data-pilot-members>
                <table:data-pilot-member table:name="abri" table:display="true" table:show-details="true"/>
                <table:data-pilot-member table:name="refu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20:54.540225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18T08:56:10.625507477</dc:date>
    <meta:editing-duration>PT19H52M48S</meta:editing-duration>
    <meta:editing-cycles>7</meta:editing-cycles>
    <meta:generator>LibreOffice/7.3.2.2$MacOSX_AARCH64 LibreOffice_project/49f2b1bff42cfccbd8f788c8dc32c1c309559be0</meta:generator>
    <meta:document-statistic meta:table-count="4" meta:cell-count="4004" meta:object-count="0"/>
  </office:meta>
</office:document-meta>
</file>